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Quotations" style:list-style-name="L3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👨‍🏫 <text:span text:style-name="Strong_20_Emphasis">Day 2: First Infrastructure on AWS using Terraform</text:span></text:h>
      <text:p text:style-name="Horizontal_20_Line"/>
      <text:h text:style-name="Heading_20_3" text:outline-level="3">🔧 Step 1: Setup AWS Provider</text:h>
      <text:p text:style-name="Text_20_body">Terraform needs your <text:span text:style-name="Strong_20_Emphasis">AWS credentials</text:span> to create resources.</text:p>
      <text:p text:style-name="Preformatted_20_Text">hcl</text:p>
      <text:p text:style-name="Preformatted_20_Text">CopyEdit</text:p>
      <text:p text:style-name="P1"><text:span text:style-name="Source_20_Text"># provider.tf</text:span></text:p>
      <text:p text:style-name="P2"><text:span text:style-name="Source_20_Text">provider "aws" {</text:span></text:p>
      <text:p text:style-name="P2"><text:span text:style-name="Source_20_Text"><text:s text:c="2"/>region = "us-east-1" # or your preferred region</text:span></text:p>
      <text:p text:style-name="P3"><text:span text:style-name="Source_20_Text">}</text:span></text:p>
      <text:p text:style-name="Text_20_body">✅ Make sure you have your AWS credentials configured using one of:</text:p>
      <text:list text:style-name="L1">
        <text:list-item>
          <text:p text:style-name="P5"><text:span text:style-name="Source_20_Text">~/.aws/credentials</text:span> file</text:p>
        </text:list-item>
        <text:list-item>
          <text:p text:style-name="P5"><text:span text:style-name="Source_20_Text">aws configure</text:span> command</text:p>
        </text:list-item>
        <text:list-item>
          <text:p text:style-name="P5">environment variables (<text:span text:style-name="Source_20_Text">AWS_ACCESS_KEY_ID</text:span>, <text:span text:style-name="Source_20_Text">AWS_SECRET_ACCESS_KEY</text:span>)</text:p>
        </text:list-item>
      </text:list>
      <text:p text:style-name="Horizontal_20_Line"/>
      <text:h text:style-name="Heading_20_3" text:outline-level="3">🧱 Step 2: Define EC2 Instance Resource</text:h>
      <text:p text:style-name="Preformatted_20_Text">hcl</text:p>
      <text:p text:style-name="Preformatted_20_Text">CopyEdit</text:p>
      <text:p text:style-name="P1"><text:span text:style-name="Source_20_Text"># main.tf</text:span></text:p>
      <text:p text:style-name="P2"><text:span text:style-name="Source_20_Text">resource "aws_instance" "my_ec2" {</text:span></text:p>
      <text:p text:style-name="P2"><text:span text:style-name="Source_20_Text"><text:s text:c="2"/>ami <text:s text:c="10"/>= "ami-0c55b159cbfafe1f0" <text:s/># Example for Ubuntu in us-east-1</text:span></text:p>
      <text:p text:style-name="P2"><text:span text:style-name="Source_20_Text"><text:s text:c="2"/>instance_type = "t2.micro"</text:span></text:p>
      <text:p text:style-name="P2"/>
      <text:p text:style-name="P2"><text:span text:style-name="Source_20_Text"><text:s text:c="2"/>tags = {</text:span></text:p>
      <text:p text:style-name="P2"><text:span text:style-name="Source_20_Text"><text:s text:c="4"/>Name = "MyFirstEC2"</text:span></text:p>
      <text:p text:style-name="P2"><text:span text:style-name="Source_20_Text"><text:s text:c="2"/>}</text:span></text:p>
      <text:p text:style-name="P3"><text:span text:style-name="Source_20_Text">}</text:span></text:p>
      <text:p text:style-name="Horizontal_20_Line"/>
      <text:h text:style-name="Heading_20_3" text:outline-level="3">🎛 Step 3: Use Variables (optional but recommended)</text:h>
      <text:p text:style-name="Preformatted_20_Text">hcl</text:p>
      <text:p text:style-name="Preformatted_20_Text">CopyEdit</text:p>
      <text:p text:style-name="P1"><text:span text:style-name="Source_20_Text"># variables.tf</text:span></text:p>
      <text:p text:style-name="P2"><text:span text:style-name="Source_20_Text">variable "instance_type" {</text:span></text:p>
      <text:p text:style-name="P2"><text:span text:style-name="Source_20_Text"><text:s text:c="2"/>default = "t2.micro"</text:span></text:p>
      <text:p text:style-name="P3"><text:span text:style-name="Source_20_Text">}</text:span></text:p>
      <text:p text:style-name="Preformatted_20_Text">hcl</text:p>
      <text:p text:style-name="Preformatted_20_Text">CopyEdit</text:p>
      <text:p text:style-name="P1"><text:span text:style-name="Source_20_Text"># main.tf (updated)</text:span></text:p>
      <text:p text:style-name="P2"><text:span text:style-name="Source_20_Text">resource "aws_instance" "my_ec2" {</text:span></text:p>
      <text:p text:style-name="P2"><text:span text:style-name="Source_20_Text"><text:s text:c="2"/>ami <text:s text:c="10"/>= "ami-0c55b159cbfafe1f0"</text:span></text:p>
      <text:p text:style-name="P2"><text:span text:style-name="Source_20_Text"><text:s text:c="2"/>instance_type = var.instance_type</text:span></text:p>
      <text:p text:style-name="P2"/>
      <text:p text:style-name="P2"><text:span text:style-name="Source_20_Text"><text:s text:c="2"/>tags = {</text:span></text:p>
      <text:p text:style-name="P2"><text:span text:style-name="Source_20_Text"><text:s text:c="4"/>Name = "MyFirstEC2"</text:span></text:p>
      <text:p text:style-name="P2"><text:span text:style-name="Source_20_Text"><text:s text:c="2"/>}</text:span></text:p>
      <text:p text:style-name="P3"><text:soft-page-break/><text:span text:style-name="Source_20_Text">}</text:span></text:p>
      <text:p text:style-name="Horizontal_20_Line"/>
      <text:h text:style-name="Heading_20_3" text:outline-level="3">📤 Step 4: Output Public IP</text:h>
      <text:p text:style-name="Preformatted_20_Text">hcl</text:p>
      <text:p text:style-name="Preformatted_20_Text">CopyEdit</text:p>
      <text:p text:style-name="P1"><text:span text:style-name="Source_20_Text"># outputs.tf</text:span></text:p>
      <text:p text:style-name="P2"><text:span text:style-name="Source_20_Text">output "instance_public_ip" {</text:span></text:p>
      <text:p text:style-name="P2"><text:span text:style-name="Source_20_Text"><text:s text:c="2"/>value = aws_instance.my_ec2.public_ip</text:span></text:p>
      <text:p text:style-name="P3"><text:span text:style-name="Source_20_Text">}</text:span></text:p>
      <text:p text:style-name="Horizontal_20_Line"/>
      <text:h text:style-name="Heading_20_3" text:outline-level="3">🚀 Step 5: Terraform Commands to Apply</text:h>
      <text:p text:style-name="Preformatted_20_Text">bash</text:p>
      <text:p text:style-name="Preformatted_20_Text">CopyEdit</text:p>
      <text:p text:style-name="P1"><text:span text:style-name="Source_20_Text">terraform init <text:s text:c="6"/># Initialize the working directory</text:span></text:p>
      <text:p text:style-name="P2"><text:span text:style-name="Source_20_Text">terraform plan <text:s text:c="6"/># See what will be created</text:span></text:p>
      <text:p text:style-name="P3"><text:span text:style-name="Source_20_Text">terraform apply <text:s text:c="5"/># Apply the plan (confirm with yes)</text:span></text:p>
      <text:p text:style-name="Text_20_body">After apply, you will see:</text:p>
      <text:p text:style-name="Preformatted_20_Text">bash</text:p>
      <text:p text:style-name="Preformatted_20_Text">CopyEdit</text:p>
      <text:p text:style-name="P1"><text:span text:style-name="Source_20_Text">Outputs:</text:span></text:p>
      <text:p text:style-name="P2"/>
      <text:p text:style-name="P3"><text:span text:style-name="Source_20_Text">instance_public_ip = "18.214.XX.XX"</text:span></text:p>
      <text:p text:style-name="Horizontal_20_Line"/>
      <text:h text:style-name="Heading_20_3" text:outline-level="3">🔁 Optional Folder Structure</text:h>
      <text:p text:style-name="Preformatted_20_Text">css</text:p>
      <text:p text:style-name="Preformatted_20_Text">CopyEdit</text:p>
      <text:p text:style-name="P1"><text:span text:style-name="Source_20_Text">terraform-ec2/</text:span></text:p>
      <text:p text:style-name="P2"><text:span text:style-name="Source_20_Text">├── main.tf</text:span></text:p>
      <text:p text:style-name="P2"><text:span text:style-name="Source_20_Text">├── variables.tf</text:span></text:p>
      <text:p text:style-name="P2"><text:span text:style-name="Source_20_Text">├── outputs.tf</text:span></text:p>
      <text:p text:style-name="P3"><text:span text:style-name="Source_20_Text">├── provider.tf</text:span></text:p>
      <text:p text:style-name="Horizontal_20_Line"/>
      <text:h text:style-name="Heading_20_2" text:outline-level="2">🧠 Real Interview Questions (Terraform + AWS EC2)</text:h>
      <text:h text:style-name="Heading_20_3" text:outline-level="3">🔹 Beginner Level</text:h>
      <text:list text:style-name="L2">
        <text:list-item>
          <text:p text:style-name="P6"><text:span text:style-name="Strong_20_Emphasis">How do you launch an EC2 instance using Terraform?</text:span></text:p>
        </text:list-item>
        <text:list-item>
          <text:p text:style-name="P6"><text:span text:style-name="Strong_20_Emphasis">What is the purpose of the provider block in Terraform?</text:span></text:p>
        </text:list-item>
        <text:list-item>
          <text:p text:style-name="P6"><text:span text:style-name="Strong_20_Emphasis">How do you output the public IP of an EC2 instance?</text:span></text:p>
        </text:list-item>
        <text:list-item>
          <text:p text:style-name="P6"><text:span text:style-name="Strong_20_Emphasis">What happens when you change the instance type in the Terraform configuration and apply again?</text:span></text:p>
        </text:list-item>
      </text:list>
      <text:p text:style-name="Horizontal_20_Line"/>
      <text:h text:style-name="Heading_20_3" text:outline-level="3"><text:soft-page-break/>🔹 Intermediate Level</text:h>
      <text:list text:style-name="L3">
        <text:list-item>
          <text:p text:style-name="P7"><text:span text:style-name="Strong_20_Emphasis">What is the difference between </text:span><text:span text:style-name="Strong_20_Emphasis"><text:span text:style-name="Source_20_Text">terraform plan</text:span></text:span><text:span text:style-name="Strong_20_Emphasis"> and </text:span><text:span text:style-name="Strong_20_Emphasis"><text:span text:style-name="Source_20_Text">terraform apply</text:span></text:span><text:span text:style-name="Strong_20_Emphasis">?</text:span></text:p>
        </text:list-item>
        <text:list-item>
          <text:p text:style-name="P7"><text:span text:style-name="Strong_20_Emphasis">What is a state file and why is it important?</text:span></text:p>
        </text:list-item>
        <text:list-item>
          <text:p text:style-name="P7"><text:span text:style-name="Strong_20_Emphasis">What is the use of variables in Terraform and how do you pass them?</text:span></text:p>
        </text:list-item>
        <text:list-item>
          <text:p text:style-name="P7"><text:span text:style-name="Strong_20_Emphasis">Can you launch multiple EC2 instances using a single resource block?</text:span></text:p>
          <text:p text:style-name="P4"><text:span text:style-name="Emphasis">Yes, using </text:span><text:span text:style-name="Emphasis"><text:span text:style-name="Source_20_Text">count</text:span></text:span><text:span text:style-name="Emphasis"> or </text:span><text:span text:style-name="Emphasis"><text:span text:style-name="Source_20_Text">for_each</text:span></text:span><text:span text:style-name="Emphasis">.</text:span></text:p>
        </text:list-item>
      </text:list>
      <text:p text:style-name="Horizontal_20_Line"/>
      <text:h text:style-name="Heading_20_3" text:outline-level="3">🔹 Advanced Level</text:h>
      <text:list text:style-name="L4">
        <text:list-item>
          <text:p text:style-name="P8"><text:span text:style-name="Strong_20_Emphasis">How would you manage EC2 provisioning for multiple environments (dev, staging, prod) using Terraform?</text:span></text:p>
        </text:list-item>
        <text:list-item>
          <text:p text:style-name="P8"><text:span text:style-name="Strong_20_Emphasis">How do you make sure your Terraform configuration is idempotent?</text:span></text:p>
        </text:list-item>
        <text:list-item>
          <text:p text:style-name="P8"><text:span text:style-name="Strong_20_Emphasis">How do you handle changes in infrastructure that should not cause data loss (like modifying EC2 volumes)?</text:span></text:p>
        </text:list-item>
        <text:list-item>
          <text:p text:style-name="P8"><text:span text:style-name="Strong_20_Emphasis">Explain how </text:span><text:span text:style-name="Strong_20_Emphasis"><text:span text:style-name="Source_20_Text">terraform destroy</text:span></text:span><text:span text:style-name="Strong_20_Emphasis"> behaves and when it's dangerous.</text:span></text:p>
        </text:list-item>
      </text:list>
      <text:p text:style-name="Horizontal_20_Line"/>
      <text:p text:style-name="Text_20_body">Would you like a hands-on <text:span text:style-name="Strong_20_Emphasis">practice assignment</text:span> or <text:span text:style-name="Strong_20_Emphasis">quiz questions</text:span> next?</text:p>
      <text:p text:style-name="P9">Ask ChatGP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6:24:56.300462371</meta:creation-date>
    <dc:date>2025-07-25T16:25:23.244695963</dc:date>
    <meta:editing-duration>PT27S</meta:editing-duration>
    <meta:editing-cycles>1</meta:editing-cycles>
    <meta:document-statistic meta:table-count="0" meta:image-count="0" meta:object-count="0" meta:page-count="3" meta:paragraph-count="86" meta:word-count="403" meta:character-count="2513" meta:non-whitespace-character-count="2143"/>
    <meta:generator>LibreOffice/24.2.7.2$Linux_X86_64 LibreOffice_project/420$Build-2</meta:generator>
  </office:meta>
</office:document-meta>
</file>